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style:text-underline-style="none" fo:font-weight="normal" officeooo:rsid="004fecb1" officeooo:paragraph-rsid="004fecb1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Calibri" fo:font-size="12pt" style:text-underline-style="none" fo:font-weight="normal" officeooo:rsid="0052c80f" officeooo:paragraph-rsid="0052c80f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Calibri" fo:font-size="12pt" style:text-underline-style="none" fo:font-weight="normal" officeooo:rsid="00afac5d" officeooo:paragraph-rsid="00afac5d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libri" fo:font-size="12pt" fo:font-style="italic" style:text-underline-style="none" fo:font-weight="normal" officeooo:rsid="0029380e" officeooo:paragraph-rsid="00544b4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text-properties style:font-name="Calibri" fo:font-size="12pt" fo:font-style="normal" style:text-underline-style="none" fo:font-weight="bold" officeooo:rsid="00cdde23" officeooo:paragraph-rsid="00cdde2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libri" fo:font-size="11pt" fo:font-weight="normal" officeooo:rsid="0070e3ea" officeooo:paragraph-rsid="00460a15" style:font-size-asian="11pt" style:font-weight-asian="normal" style:font-size-complex="11pt" style:font-weight-complex="normal"/>
    </style:style>
    <style:style style:name="P8" style:family="paragraph" style:parent-style-name="Text_20_body">
      <style:text-properties officeooo:paragraph-rsid="004cb5f8"/>
    </style:style>
    <style:style style:name="P9" style:family="paragraph" style:parent-style-name="Text_20_body">
      <style:text-properties officeooo:rsid="0051a667" officeooo:paragraph-rsid="0051a667"/>
    </style:style>
    <style:style style:name="P10" style:family="paragraph" style:parent-style-name="Text_20_body">
      <style:text-properties officeooo:paragraph-rsid="004fecb1"/>
    </style:style>
    <style:style style:name="P11" style:family="paragraph" style:parent-style-name="Text_20_body">
      <style:text-properties fo:font-weight="normal" officeooo:rsid="0052d76f" officeooo:paragraph-rsid="0052d76f" style:font-weight-asian="normal" style:font-weight-complex="normal"/>
    </style:style>
    <style:style style:name="P12" style:family="paragraph" style:parent-style-name="Text_20_body">
      <style:text-properties fo:font-weight="normal" officeooo:rsid="00544b47" officeooo:paragraph-rsid="00544b47" style:font-weight-asian="normal" style:font-weight-complex="normal"/>
    </style:style>
    <style:style style:name="P13" style:family="paragraph" style:parent-style-name="Text_20_body">
      <style:text-properties officeooo:paragraph-rsid="00576f9e"/>
    </style:style>
    <style:style style:name="P14" style:family="paragraph" style:parent-style-name="Text_20_body">
      <style:text-properties officeooo:rsid="00817d7e" officeooo:paragraph-rsid="00817d7e"/>
    </style:style>
    <style:style style:name="P15" style:family="paragraph" style:parent-style-name="Text_20_body">
      <style:text-properties officeooo:paragraph-rsid="00882095"/>
    </style:style>
    <style:style style:name="P16" style:family="paragraph" style:parent-style-name="Text_20_body">
      <style:text-properties officeooo:paragraph-rsid="006f9da0"/>
    </style:style>
    <style:style style:name="P17" style:family="paragraph" style:parent-style-name="Text_20_body">
      <style:text-properties officeooo:paragraph-rsid="00544b47"/>
    </style:style>
    <style:style style:name="P18" style:family="paragraph" style:parent-style-name="Text_20_body">
      <style:text-properties officeooo:paragraph-rsid="009ba17b"/>
    </style:style>
    <style:style style:name="P19" style:family="paragraph" style:parent-style-name="Text_20_body">
      <style:text-properties officeooo:paragraph-rsid="0055746c"/>
    </style:style>
    <style:style style:name="P20" style:family="paragraph" style:parent-style-name="Text_20_body">
      <style:text-properties officeooo:paragraph-rsid="00558b46"/>
    </style:style>
    <style:style style:name="P21" style:family="paragraph" style:parent-style-name="Text_20_body">
      <style:text-properties officeooo:paragraph-rsid="007c81a5"/>
    </style:style>
    <style:style style:name="P22" style:family="paragraph" style:parent-style-name="Text_20_body">
      <style:text-properties officeooo:paragraph-rsid="00818d8f"/>
    </style:style>
    <style:style style:name="P23" style:family="paragraph" style:parent-style-name="Text_20_body">
      <style:text-properties officeooo:paragraph-rsid="007d4698"/>
    </style:style>
    <style:style style:name="P24" style:family="paragraph" style:parent-style-name="Text_20_body">
      <style:text-properties officeooo:paragraph-rsid="003721e4"/>
    </style:style>
    <style:style style:name="P25" style:family="paragraph" style:parent-style-name="Text_20_body">
      <style:text-properties fo:font-weight="bold" officeooo:rsid="00c5f4fd" officeooo:paragraph-rsid="00c5f4fd" style:font-weight-asian="bold" style:font-weight-complex="bold"/>
    </style:style>
    <style:style style:name="P26" style:family="paragraph" style:parent-style-name="Text_20_body">
      <style:text-properties fo:font-weight="bold" officeooo:rsid="00c609ac" officeooo:paragraph-rsid="00c609ac" style:font-weight-asian="bold" style:font-weight-complex="bold"/>
    </style:style>
    <style:style style:name="P27" style:family="paragraph" style:parent-style-name="Text_20_body">
      <style:text-properties fo:font-weight="bold" officeooo:rsid="00c67845" officeooo:paragraph-rsid="00c67845" style:font-weight-asian="bold" style:font-weight-complex="bold"/>
    </style:style>
    <style:style style:name="P28" style:family="paragraph" style:parent-style-name="Text_20_body">
      <style:text-properties fo:font-weight="bold" officeooo:rsid="00c8456b" officeooo:paragraph-rsid="00c8456b" style:font-weight-asian="bold" style:font-weight-complex="bold"/>
    </style:style>
    <style:style style:name="P29" style:family="paragraph" style:parent-style-name="Text_20_body">
      <style:text-properties fo:font-weight="bold" officeooo:rsid="00cdee30" officeooo:paragraph-rsid="00cdee30" style:font-weight-asian="bold" style:font-weight-complex="bold"/>
    </style:style>
    <style:style style:name="P30" style:family="paragraph" style:parent-style-name="Text_20_body">
      <style:text-properties fo:font-weight="bold" officeooo:rsid="00cfe284" officeooo:paragraph-rsid="00cfe284" style:font-weight-asian="bold" style:font-weight-complex="bold"/>
    </style:style>
    <style:style style:name="P31" style:family="paragraph" style:parent-style-name="Text_20_body">
      <style:text-properties fo:font-weight="bold" officeooo:rsid="00d189a6" officeooo:paragraph-rsid="00d189a6" style:font-weight-asian="bold" style:font-weight-complex="bold"/>
    </style:style>
    <style:style style:name="P32" style:family="paragraph" style:parent-style-name="Text_20_body">
      <style:text-properties fo:font-weight="bold" officeooo:rsid="00d335e9" officeooo:paragraph-rsid="00d335e9" style:font-weight-asian="bold" style:font-weight-complex="bold"/>
    </style:style>
    <style:style style:name="P33" style:family="paragraph" style:parent-style-name="Title">
      <style:text-properties style:font-name="Calibri" fo:font-size="11pt" officeooo:rsid="000cc793" officeooo:paragraph-rsid="00460a15" style:font-size-asian="11pt" style:font-size-complex="11pt"/>
    </style:style>
    <style:style style:name="P34" style:family="paragraph" style:parent-style-name="Text_20_body">
      <style:text-properties style:font-name="Calibri" fo:font-size="12pt" style:text-underline-style="none" fo:font-weight="bold" officeooo:rsid="00cc1a45" officeooo:paragraph-rsid="00cc1a45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Calibri" fo:font-size="12pt" style:text-underline-style="none" fo:font-weight="bold" officeooo:rsid="00cb9fad" officeooo:paragraph-rsid="00cb9fad" style:font-size-asian="12pt" style:font-weight-asian="bold" style:font-size-complex="12pt" style:font-weight-complex="bold"/>
    </style:style>
    <style:style style:name="P36" style:family="paragraph" style:parent-style-name="Text_20_body">
      <style:text-properties style:font-name="Calibri" fo:font-size="12pt" style:text-underline-style="none" fo:font-weight="bold" officeooo:rsid="00c9a808" officeooo:paragraph-rsid="00cb9fad" style:font-size-asian="12pt" style:font-weight-asian="bold" style:font-size-complex="12pt" style:font-weight-complex="bold"/>
    </style:style>
    <style:style style:name="P37" style:family="paragraph" style:parent-style-name="Text_20_body">
      <style:text-properties style:font-name="Calibri" fo:font-size="12pt" style:text-underline-style="none" fo:font-weight="bold" officeooo:rsid="00cdee30" officeooo:paragraph-rsid="00cdee30" style:font-size-asian="12pt" style:font-weight-asian="bold" style:font-size-complex="12pt" style:font-weight-complex="bold"/>
    </style:style>
    <style:style style:name="P38" style:family="paragraph" style:parent-style-name="Text_20_body">
      <style:text-properties style:font-name="Calibri" fo:font-size="12pt" style:text-underline-style="none" fo:font-weight="bold" officeooo:rsid="00bb7d2d" officeooo:paragraph-rsid="0055746c" style:font-size-asian="12pt" style:font-weight-asian="bold" style:font-size-complex="12pt" style:font-weight-complex="bold"/>
    </style:style>
    <style:style style:name="P39" style:family="paragraph" style:parent-style-name="Text_20_body">
      <style:text-properties style:font-name="Calibri" fo:font-size="12pt" style:text-underline-style="none" fo:font-weight="bold" officeooo:rsid="00d435d8" officeooo:paragraph-rsid="00d435d8" style:font-size-asian="12pt" style:font-weight-asian="bold" style:font-size-complex="12pt" style:font-weight-complex="bold"/>
    </style:style>
    <style:style style:name="P40" style:family="paragraph" style:parent-style-name="Text_20_body">
      <style:text-properties style:font-name="Calibri" fo:font-size="12pt" style:text-underline-style="none" fo:font-weight="normal" officeooo:rsid="00b5aa5a" officeooo:paragraph-rsid="00544b47" style:font-size-asian="12pt" style:font-weight-asian="normal" style:font-size-complex="12pt" style:font-weight-complex="normal"/>
    </style:style>
    <style:style style:name="P41" style:family="paragraph" style:parent-style-name="Text_20_body">
      <style:text-properties style:font-name="Calibri" fo:font-size="12pt" style:text-underline-style="none" fo:font-weight="normal" officeooo:rsid="00c52357" officeooo:paragraph-rsid="00afac5d" style:font-size-asian="12pt" style:font-weight-asian="normal" style:font-size-complex="12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b37a15"/>
    </style:style>
    <style:style style:name="T3" style:family="text">
      <style:text-properties fo:color="#3465a4" loext:opacity="100%" style:text-underline-style="solid" style:text-underline-width="auto" style:text-underline-color="font-color" officeooo:rsid="004a6c5d"/>
    </style:style>
    <style:style style:name="T4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style:text-underline-style="none" fo:font-weight="normal" officeooo:rsid="004cb5f8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style:text-underline-style="none" fo:font-weight="normal" officeooo:rsid="0052c80f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fo:font-weight="normal" officeooo:rsid="004fecb1" style:font-size-asian="12pt" style:font-weight-asian="normal" style:font-size-complex="12pt" style:font-weight-complex="normal"/>
    </style:style>
    <style:style style:name="T11" style:family="text">
      <style:text-properties style:font-name="Calibri" fo:font-size="12pt" style:text-underline-style="none" fo:font-weight="normal" officeooo:rsid="0052ca2f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normal" officeooo:rsid="00576f9e" style:font-size-asian="12pt" style:font-weight-asian="normal" style:font-size-complex="12pt" style:font-weight-complex="normal"/>
    </style:style>
    <style:style style:name="T13" style:family="text">
      <style:text-properties style:font-name="Calibri" fo:font-size="12pt" style:text-underline-style="none" fo:font-weight="normal" officeooo:rsid="00581a85" style:font-size-asian="12pt" style:font-weight-asian="normal" style:font-size-complex="12pt" style:font-weight-complex="normal"/>
    </style:style>
    <style:style style:name="T14" style:family="text">
      <style:text-properties style:font-name="Calibri" fo:font-size="12pt" style:text-underline-style="none" fo:font-weight="normal" officeooo:rsid="005c6a88" style:font-size-asian="12pt" style:font-weight-asian="normal" style:font-size-complex="12pt" style:font-weight-complex="normal"/>
    </style:style>
    <style:style style:name="T15" style:family="text">
      <style:text-properties style:font-name="Calibri" fo:font-size="12pt" style:text-underline-style="none" fo:font-weight="normal" officeooo:rsid="008b1616" style:font-size-asian="12pt" style:font-weight-asian="normal" style:font-size-complex="12pt" style:font-weight-complex="normal"/>
    </style:style>
    <style:style style:name="T16" style:family="text">
      <style:text-properties style:font-name="Calibri" fo:font-size="12pt" style:text-underline-style="none" fo:font-weight="normal" officeooo:rsid="008c2b11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9a400a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882095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af48da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b2e485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b49b9c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9380e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bb20dd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bb7d2d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544b47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bbe8cc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bdc3d5" style:font-size-asian="12pt" style:font-weight-asian="normal" style:font-size-complex="12pt" style:font-weight-complex="normal"/>
    </style:style>
    <style:style style:name="T28" style:family="text">
      <style:text-properties style:font-name="Calibri" fo:font-size="12pt" style:text-underline-style="none" fo:font-weight="normal" officeooo:rsid="00bddbc0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style:text-underline-style="none" fo:font-weight="normal" officeooo:rsid="00c02914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c1fa5c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c2cea2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c3040d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c37270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bold" officeooo:rsid="0072cae3" style:font-size-asian="12pt" style:font-weight-asian="bold" style:font-size-complex="12pt" style:font-weight-complex="bold"/>
    </style:style>
    <style:style style:name="T35" style:family="text">
      <style:text-properties style:font-name="Calibri" fo:font-size="12pt" style:text-underline-style="none" fo:font-weight="bold" officeooo:rsid="008103c1" style:font-size-asian="12pt" style:font-weight-asian="bold" style:font-size-complex="12pt" style:font-weight-complex="bold"/>
    </style:style>
    <style:style style:name="T36" style:family="text">
      <style:text-properties style:font-name="Calibri" fo:font-size="12pt" style:text-underline-style="none" style:font-size-asian="12pt" style:font-size-complex="12pt"/>
    </style:style>
    <style:style style:name="T37" style:family="text">
      <style:text-properties style:font-name="Calibri" fo:font-size="12pt" style:text-underline-style="none" officeooo:rsid="003721e4" style:font-size-asian="12pt" style:font-size-complex="12pt"/>
    </style:style>
    <style:style style:name="T38" style:family="text">
      <style:text-properties style:font-name="Calibri" fo:font-size="12pt" style:text-underline-style="none" officeooo:rsid="00544b47" style:font-size-asian="12pt" style:font-size-complex="12pt"/>
    </style:style>
    <style:style style:name="T39" style:family="text">
      <style:text-properties style:font-name="Calibri" fo:font-size="12pt" style:text-underline-style="none" officeooo:rsid="004cb5f8" style:font-size-asian="12pt" style:font-size-complex="12pt"/>
    </style:style>
    <style:style style:name="T40" style:family="text">
      <style:text-properties style:font-name="Calibri" fo:font-size="12pt" style:text-underline-style="none" officeooo:rsid="00c970d7" style:font-size-asian="12pt" style:font-size-complex="12pt"/>
    </style:style>
    <style:style style:name="T41" style:family="text">
      <style:text-properties style:font-name="Calibri" fo:font-size="12pt" style:text-underline-style="none" officeooo:rsid="00882095" style:font-size-asian="12pt" style:font-size-complex="12pt"/>
    </style:style>
    <style:style style:name="T42" style:family="text">
      <style:text-properties style:font-name="Calibri" fo:font-size="12pt" style:text-underline-style="none" officeooo:rsid="00bb7d2d" style:font-size-asian="12pt" style:font-size-complex="12pt"/>
    </style:style>
    <style:style style:name="T43" style:family="text">
      <style:text-properties style:font-name="Calibri" fo:font-size="12pt" style:text-underline-style="none" officeooo:rsid="00c02914" style:font-size-asian="12pt" style:font-size-complex="12pt"/>
    </style:style>
    <style:style style:name="T44" style:family="text">
      <style:text-properties style:font-name="Calibri" fo:font-size="12pt" style:text-underline-style="none" officeooo:rsid="00576f9e" style:font-size-asian="12pt" style:font-size-complex="12pt"/>
    </style:style>
    <style:style style:name="T45" style:family="text">
      <style:text-properties officeooo:rsid="00512085"/>
    </style:style>
    <style:style style:name="T46" style:family="text">
      <style:text-properties officeooo:rsid="0051a667"/>
    </style:style>
    <style:style style:name="T47" style:family="text">
      <style:text-properties officeooo:rsid="00526009"/>
    </style:style>
    <style:style style:name="T48" style:family="text">
      <style:text-properties officeooo:rsid="0052f0b6"/>
    </style:style>
    <style:style style:name="T49" style:family="text">
      <style:text-properties officeooo:rsid="00b78ae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Activité </text:span><text:span text:style-name="T3">2</text:span><text:span text:style-name="T1">: Le réchauffement climatique, parlons-en</text:span></text:p>
      <text:p text:style-name="P7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2">Votre mission-travail à réaliser </text:span><text:span text:style-name="T1">:</text:span></text:p>
      <text:p text:style-name="P27"><text:span text:style-name="T37">v</text:span><text:span text:style-name="T36">idéo à regarder</text:span></text:p>
      <text:p text:style-name="P25"><text:span text:style-name="T37">q</text:span><text:span text:style-name="T36">u’est-ce qui a été dit dans la vidéo expliquez moi</text:span></text:p>
      <text:p text:style-name="P24"><text:span text:style-name="T5">1</text:span><text:span text:style-name="T6">) </text:span><text:span text:style-name="T7">En quoi consiste l’effet de serre</text:span><text:span text:style-name="T8">?</text:span></text:p>
      <text:p text:style-name="P16"><text:span text:style-name="T7">……</text:span><text:span text:style-name="T20">L’atmosphère terrestre empêche une partie du rayonnement de la terre de partir vers l’espace</text:span><text:span text:style-name="T7">……………………………………………</text:span></text:p>
      <text:p text:style-name="P26"><text:span text:style-name="T39">a</text:span><text:span text:style-name="T36">rtificiel ça veux dire quoi ? Naturel ?</text:span></text:p>
      <text:p text:style-name="P8"><text:span text:style-name="T7">2</text:span><text:span text:style-name="T6">) </text:span><text:span text:style-name="T7">Est-il artificiel ou naturel ?</text:span></text:p>
      <text:p text:style-name="P17"><text:span text:style-name="T21">Nature</text:span><text:span text:style-name="T7">.…………………………………………………………</text:span></text:p>
      <text:p text:style-name="P28"><text:span text:style-name="T39">j</text:span><text:span text:style-name="T36">e laisse un moment pour qu’il cherche le document, dans quel document (3) trouve ton </text:span><text:span text:style-name="T40">l’</text:span><text:span text:style-name="T36">information ?</text:span></text:p>
      <text:p text:style-name="P34">Lis le ;</text:p>
      <text:p text:style-name="P9"><text:span text:style-name="T7">3</text:span><text:span text:style-name="T4">) Quel est la température moyenne de la terre aujourd’hui ?</text:span></text:p>
      <text:p text:style-name="P40">15 degrés</text:p>
      <text:p text:style-name="P35">dan quel doc ? Lis le ;</text:p>
      <text:p text:style-name="P36">de quoi la vie à besoin sur terre ? (l’eau liquide)</text:p>
      <text:p text:style-name="P1">4) <text:span text:style-name="T45">Sans l’</text:span><text:span text:style-name="T46">effet de serre</text:span><text:span text:style-name="T45"> quel</text:span><text:span text:style-name="T47">le</text:span><text:span text:style-name="T45"> serait la température </text:span><text:span text:style-name="T46">moyenne</text:span><text:span text:style-name="T45"> de la terre ? </text:span><text:span text:style-name="T48">La vie serait-elle possible ?</text:span></text:p>
      <text:p text:style-name="P4">-<text:span text:style-name="T49">17degrés vie impossible (eau gelé etc)</text:span></text:p>
      <text:p text:style-name="P5">conséquence de leffet de serre = ?</text:p>
      <text:p text:style-name="P2">Les scientifiques estiment que la planète va se réchauffer au minimum de 2 degrés d’ici 2100.</text:p>
      <text:p text:style-name="P15"><text:span text:style-name="T18">6) </text:span><text:span text:style-name="T17">Quel </text:span><text:span text:style-name="T18">lien </text:span><text:span text:style-name="T17">existe t-il entre </text:span><text:span text:style-name="T18">effet de serre et réchauffement climatique ?</text:span></text:p>
      <text:p text:style-name="P18"><text:span text:style-name="T18">……………………………</text:span><text:span text:style-name="T23">Plus le co2 augmente puis la température augmente par effet de serre</text:span><text:span text:style-name="T18">……………………………………</text:span></text:p>
      <text:p text:style-name="P29"><text:span text:style-name="T41">d</text:span><text:span text:style-name="T36">ans quel doc?1 et 2 ;</text:span></text:p>
      <text:p text:style-name="P37">lis les</text:p>
      <text:p text:style-name="P10"><text:span text:style-name="T9">5</text:span><text:span text:style-name="T10">) </text:span><text:span text:style-name="T11">Deux degrés ça ne paraît pas beaucoup mais est-ce si anodin ? </text:span><text:span text:style-name="T34">Argumenter</text:span></text:p>
      <text:p text:style-name="P19"><text:span text:style-name="T5">……………………</text:span><text:span text:style-name="T24">pas beaucoup de différence avec ère glacière ou lune </text:span></text:p>
      <text:p text:style-name="P38"/>
      <text:p text:style-name="P30"><text:soft-page-break/><text:span text:style-name="T42">d</text:span><text:span text:style-name="T36">ans doc8 et 9</text:span></text:p>
      <text:p text:style-name="P11"><text:span text:style-name="T37">6</text:span><text:span text:style-name="T36">) Q</text:span><text:span text:style-name="T38">uels sont les principaux effet du réchauffement climatique ?</text:span></text:p>
      <text:p text:style-name="P19"><text:span text:style-name="T25">……………</text:span><text:span text:style-name="T26">acidification des océans;m</text:span><text:span text:style-name="T27">ontée du niveau de la mer;a</text:span><text:span text:style-name="T28">ugmentation de température, changement du climat</text:span></text:p>
      <text:p text:style-name="P12"><text:span text:style-name="T38">7</text:span><text:span text:style-name="T36">) D’après toi, que peuvent-ils entraîner ?</text:span></text:p>
      <text:p text:style-name="P20"><text:span text:style-name="T22">………………………………</text:span><text:span text:style-name="T29">crise économique et sociale</text:span></text:p>
      <text:p text:style-name="P31"><text:span text:style-name="T43">d</text:span><text:span text:style-name="T36">oc5 le graph</text:span></text:p>
      <text:p text:style-name="P13"><text:span text:style-name="T12">8) À partir de quel moment environ l’homme à t-il joué un rôle </text:span><text:span text:style-name="T13">dans le réchauffement climatique</text:span><text:span text:style-name="T12">? </text:span><text:span text:style-name="T35">Justifier.</text:span></text:p>
      <text:p text:style-name="P21"><text:span text:style-name="T12">………………………</text:span><text:span text:style-name="T31">1960</text:span><text:span text:style-name="T30"> indus ça se voit sur la courbe</text:span><text:span text:style-name="T12">………….…………………………………………………………</text:span></text:p>
      <text:p text:style-name="P32"><text:span text:style-name="T44">d</text:span><text:span text:style-name="T36">oc6</text:span></text:p>
      <text:p text:style-name="P14"><text:span text:style-name="T4">9) Que se passait-il dans la société à ce </text:span><text:span text:style-name="T15">moment là</text:span><text:span text:style-name="T4">?</text:span></text:p>
      <text:p text:style-name="P22"><text:span text:style-name="T32">Revol indus</text:span><text:span text:style-name="T12">.…………………………………………………………</text:span></text:p>
      <text:p text:style-name="P13"><text:span text:style-name="T19">10</text:span><text:span text:style-name="T12">) D’après toi que s’est-il passé </text:span><text:span text:style-name="T16">précisément </text:span><text:span text:style-name="T12">qui explique </text:span><text:span text:style-name="T14">cet impact</text:span><text:span text:style-name="T12">?</text:span></text:p>
      <text:p text:style-name="P23"><text:span text:style-name="T22">…………………</text:span><text:span text:style-name="T33">le charbon;)</text:span><text:span text:style-name="T22">………………………………………………………</text:span></text:p>
      <text:p text:style-name="P39">doccamembert</text:p>
      <text:p text:style-name="P3">11) Qu’est-ce qui pollue le plus aujourd’hui ? Quel rôle peux-tu jouer pour réduire cette pollution ?</text:p>
      <text:p text:style-name="P41">Transport, électronique et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6T02:31:04.916510890</dc:date>
    <meta:editing-duration>PT3H5M34S</meta:editing-duration>
    <meta:editing-cycles>183</meta:editing-cycles>
    <meta:generator>LibreOffice/7.0.2.2$Linux_X86_64 LibreOffice_project/00$Build-2</meta:generator>
    <dc:creator>J Cercy</dc:creator>
    <meta:document-statistic meta:table-count="0" meta:image-count="1" meta:object-count="0" meta:page-count="2" meta:paragraph-count="41" meta:word-count="330" meta:character-count="2061" meta:non-whitespace-character-count="1766"/>
  </office:meta>
</office:document-meta>
</file>